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center</text:p>
          </table:table-cell>
          <table:table-cell office:value-type="string">
            <text:p>top</text:p>
          </table:table-cell>
          <table:table-cell office:value-type="string">
            <text:p>bottom</text:p>
          </table:table-cell>
          <table:table-cell office:value-type="string">
            <text:p>left</text:p>
          </table:table-cell>
          <table:table-cell office:value-type="string">
            <text:p>righ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latitude</text:p>
          </table:table-cell>
          <table:table-cell office:value-type="float" office:value="45.435981">
            <text:p>45.435981</text:p>
          </table:table-cell>
          <table:table-cell office:value-type="float" office:value="45.436254">
            <text:p>45.436254</text:p>
          </table:table-cell>
          <table:table-cell office:value-type="float" office:value="45.43572">
            <text:p>45.43572</text:p>
          </table:table-cell>
          <table:table-cell office:value-type="float" office:value="45.435948">
            <text:p>45.435948</text:p>
          </table:table-cell>
          <table:table-cell office:value-type="float" office:value="45.435991">
            <text:p>45.435991</text:p>
          </table:table-cell>
        </table:table-row>
        <table:table-row table:style-name="ro1">
          <table:table-cell office:value-type="string">
            <text:p>longtitude</text:p>
          </table:table-cell>
          <table:table-cell office:value-type="float" office:value="-73.692216">
            <text:p>-73.692216</text:p>
          </table:table-cell>
          <table:table-cell office:value-type="float" office:value="-73.69227">
            <text:p>-73.69227</text:p>
          </table:table-cell>
          <table:table-cell office:value-type="float" office:value="-73.692189">
            <text:p>-73.692189</text:p>
          </table:table-cell>
          <table:table-cell office:value-type="float" office:value="-73.69264">
            <text:p>-73.69264</text:p>
          </table:table-cell>
          <table:table-cell office:value-type="float" office:value="-73.691744">
            <text:p>-73.69174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delta lat</text:p>
          </table:table-cell>
          <table:table-cell/>
          <table:table-cell table:formula="of:=[.C3]-[.B3]" office:value-type="float" office:value="0.000272999999999968">
            <text:p>0.000273</text:p>
          </table:table-cell>
          <table:table-cell table:formula="of:=[.D3]-[.B3]" office:value-type="float" office:value="-0.000260999999994738">
            <text:p>-0.000261</text:p>
          </table:table-cell>
          <table:table-cell table:formula="of:=[.E3]-[.B3]" office:value-type="float" office:value="-0.0000329999999948427">
            <text:p>-0.000033</text:p>
          </table:table-cell>
          <table:table-cell table:formula="of:=[.F3]-[.B3]" office:value-type="float" office:value="0.0000100000000031741">
            <text:p>0.00001</text:p>
          </table:table-cell>
        </table:table-row>
        <table:table-row table:style-name="ro1">
          <table:table-cell office:value-type="string">
            <text:p>delat long</text:p>
          </table:table-cell>
          <table:table-cell/>
          <table:table-cell table:formula="of:=[.C4]-[.B4]" office:value-type="float" office:value="-0.0000539999999915608">
            <text:p>-0.000054</text:p>
          </table:table-cell>
          <table:table-cell table:formula="of:=[.D4]-[.B4]" office:value-type="float" office:value="0.0000270000000028858">
            <text:p>0.000027</text:p>
          </table:table-cell>
          <table:table-cell table:formula="of:=[.E4]-[.B4]" office:value-type="float" office:value="-0.000423999999995317">
            <text:p>-0.000424</text:p>
          </table:table-cell>
          <table:table-cell table:formula="of:=[.F4]-[.B4]" office:value-type="float" office:value="0.000472000000002026">
            <text:p>0.000472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2016-08-05</text:date>, <text:time>14:1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Huculak</meta:initial-creator>
    <meta:creation-date>2016-08-05T14:06:17.41</meta:creation-date>
    <dc:date>2016-08-05T14:13:37.57</dc:date>
    <dc:creator>Mike Huculak</dc:creator>
    <meta:editing-duration>PT7M20S</meta:editing-duration>
    <meta:editing-cycles>2</meta:editing-cycles>
    <meta:generator>OpenOffice/4.0.1$Win32 OpenOffice.org_project/401m5$Build-9714</meta:generator>
    <meta:document-statistic meta:table-count="3" meta:cell-count="27" meta:object-count="0"/>
  </office:meta>
</office:document-meta>
</file>